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39e6" officeooo:paragraph-rsid="000939e6"/>
    </style:style>
    <style:style style:name="P2" style:family="paragraph" style:parent-style-name="Standard">
      <style:paragraph-properties fo:text-align="center" style:justify-single-word="false"/>
      <style:text-properties officeooo:rsid="000939e6" officeooo:paragraph-rsid="000939e6"/>
    </style:style>
    <style:style style:name="P3" style:family="paragraph" style:parent-style-name="Standard">
      <style:text-properties officeooo:rsid="000939e6" officeooo:paragraph-rsid="000a770e"/>
    </style:style>
    <style:style style:name="P4" style:family="paragraph" style:parent-style-name="Standard">
      <style:text-properties officeooo:rsid="000939e6" officeooo:paragraph-rsid="000b4d1f"/>
    </style:style>
    <style:style style:name="P5" style:family="paragraph" style:parent-style-name="Standard">
      <style:text-properties officeooo:rsid="000939e6" officeooo:paragraph-rsid="000b7964"/>
    </style:style>
    <style:style style:name="P6" style:family="paragraph" style:parent-style-name="Standard">
      <style:text-properties officeooo:rsid="000b4d1f" officeooo:paragraph-rsid="000b4d1f"/>
    </style:style>
    <style:style style:name="P7" style:family="paragraph" style:parent-style-name="Standard">
      <style:text-properties officeooo:rsid="000b7964" officeooo:paragraph-rsid="000b7964"/>
    </style:style>
    <style:style style:name="T1" style:family="text">
      <style:text-properties officeooo:rsid="000939e6"/>
    </style:style>
    <style:style style:name="T2" style:family="text">
      <style:text-properties officeooo:rsid="000a770e"/>
    </style:style>
    <style:style style:name="T3" style:family="text">
      <style:text-properties style:text-position="sub 58%" fo:font-weight="bold" officeooo:rsid="000a770e" style:font-weight-asian="bold" style:font-weight-complex="bold"/>
    </style:style>
    <style:style style:name="T4" style:family="text">
      <style:text-properties style:text-position="sub 58%" fo:font-weight="normal" officeooo:rsid="000a770e" style:font-weight-asian="normal" style:font-weight-complex="normal"/>
    </style:style>
    <style:style style:name="T5" style:family="text">
      <style:text-properties fo:font-weight="bold" officeooo:rsid="000a770e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0a770e" style:font-weight-asian="normal" style:font-weight-complex="normal"/>
    </style:style>
    <style:style style:name="T8" style:family="text">
      <style:text-properties style:text-position="0% 100%" fo:font-weight="normal" officeooo:rsid="000ab077" style:font-weight-asian="normal" style:font-weight-complex="normal"/>
    </style:style>
    <style:style style:name="T9" style:family="text">
      <style:text-properties style:text-position="0% 100%" fo:font-weight="normal" officeooo:rsid="000b4d1f" style:font-weight-asian="normal" style:font-weight-complex="normal"/>
    </style:style>
    <style:style style:name="T10" style:family="text">
      <style:text-properties style:text-position="0% 100%" fo:font-weight="bold" officeooo:rsid="000a770e" style:font-weight-asian="bold" style:font-weight-complex="bold"/>
    </style:style>
    <style:style style:name="T11" style:family="text">
      <style:text-properties style:text-position="0% 100%" style:font-name="Courier New" fo:font-weight="normal" officeooo:rsid="000ab077" style:font-weight-asian="normal" style:font-weight-complex="normal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super 58%" fo:font-weight="normal" officeooo:rsid="000b4d1f" style:font-weight-asian="normal" style:font-weight-complex="normal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0a7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ivial Commutativ<text:span text:style-name="T1">e Symmetry</text:span></text:p>
      <text:p text:style-name="P2">by Sven Nilsen, 2020</text:p>
      <text:p text:style-name="P1"/>
      <text:p text:style-name="P1">A function `f` has trivial commutative symmetry for some symmetry operator `g` when:</text:p>
      <text:p text:style-name="P1"/>
      <text:p text:style-name="P1"><text:tab/>f[g ⨯ g → id] &lt;=&gt; f</text:p>
      <text:p text:style-name="P1"/>
      <text:p text:style-name="P1">For example:</text:p>
      <text:p text:style-name="P1"/>
      <text:p text:style-name="P1"><text:tab/>mul(neg(a), neg(b)) = mul(a, b)</text:p>
      <text:p text:style-name="P1"/>
      <text:p text:style-name="P1">Notice that since the arguments are not swapped,</text:p>
      <text:p text:style-name="P1">this also holds when multiplication is anti-commutative.</text:p>
      <text:p text:style-name="P1"/>
      <text:p text:style-name="P1">In exterior algebra, <text:span text:style-name="T2">the exterior product is anti-commutative, yet it has trivial commutative symmetry:</text:span></text:p>
      <text:p text:style-name="P1"><text:span text:style-name="T3"/></text:p>
      <text:p text:style-name="P3"><text:span text:style-name="T14">∴</text:span><text:tab/><text:span text:style-name="T2">((-a)</text:span><text:span text:style-name="T5">e</text:span><text:span text:style-name="T3">1</text:span><text:span text:style-name="T2"> + (-b)</text:span><text:span text:style-name="T5">e</text:span><text:span text:style-name="T3">2</text:span><text:span text:style-name="T2">) ∧ ((-c)</text:span><text:span text:style-name="T5">e</text:span><text:span text:style-name="T3">1</text:span><text:span text:style-name="T2"> + (-d)</text:span><text:span text:style-name="T5">e</text:span><text:span text:style-name="T3">2</text:span><text:span text:style-name="T2">)</text:span></text:p>
      <text:p text:style-name="P3"><text:span text:style-name="T15">∴</text:span><text:span text:style-name="T2"><text:tab/>((-a)(-d) – (-b)(-c)) </text:span><text:span text:style-name="T5">e</text:span><text:span text:style-name="T3">1</text:span><text:span text:style-name="T2"> ∧ </text:span><text:span text:style-name="T5">e</text:span><text:span text:style-name="T3">2</text:span></text:p>
      <text:p text:style-name="P3"><text:span text:style-name="T14">∴</text:span><text:tab/><text:span text:style-name="T2">(ad – bc) </text:span><text:span text:style-name="T5">e</text:span><text:span text:style-name="T3">1</text:span><text:span text:style-name="T2"> ∧ </text:span><text:span text:style-name="T5">e</text:span><text:span text:style-name="T3">2</text:span></text:p>
      <text:p text:style-name="P5"/>
      <text:p text:style-name="P5"><text:span text:style-name="T11">∵</text:span><text:span text:style-name="T8"><text:tab/></text:span><text:span text:style-name="T7">(a</text:span><text:span text:style-name="T10">e</text:span><text:span text:style-name="T3">1</text:span><text:span text:style-name="T7"> + b</text:span><text:span text:style-name="T10">e</text:span><text:span text:style-name="T3">2</text:span><text:span text:style-name="T7">) ∧ (c</text:span><text:span text:style-name="T10">e</text:span><text:span text:style-name="T3">1</text:span><text:span text:style-name="T7"> + d</text:span><text:span text:style-name="T10">e</text:span><text:span text:style-name="T3">2</text:span><text:span text:style-name="T7">) = (ad – bc) </text:span><text:span text:style-name="T10">e</text:span><text:span text:style-name="T3">1</text:span><text:span text:style-name="T7"> ∧ </text:span><text:span text:style-name="T10">e</text:span><text:span text:style-name="T3">2</text:span></text:p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3:09:27.772309000</meta:creation-date>
    <dc:date>2020-08-10T14:04:00.568784000</dc:date>
    <meta:editing-duration>P0D</meta:editing-duration>
    <meta:editing-cycles>1</meta:editing-cycles>
    <meta:document-statistic meta:table-count="0" meta:image-count="0" meta:object-count="0" meta:page-count="1" meta:paragraph-count="13" meta:word-count="97" meta:character-count="539" meta:non-whitespace-character-count="450"/>
    <meta:generator>LibreOffice/5.1.2.2$MacOSX_X86_64 LibreOffice_project/d3bf12ecb743fc0d20e0be0c58ca359301eb705f</meta:generator>
  </office:meta>
</office:document-meta>
</file>